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A3D06D1D.png" manifest:media-type="image/png"/>
  <manifest:file-entry manifest:full-path="Pictures/100002010000032C00000264EBEEEF17.png" manifest:media-type="image/png"/>
  <manifest:file-entry manifest:full-path="Pictures/100002010000032C00000264CAB251A6.png" manifest:media-type="image/png"/>
  <manifest:file-entry manifest:full-path="Pictures/100002010000032C00000264ECACB532.png" manifest:media-type="image/png"/>
  <manifest:file-entry manifest:full-path="Pictures/100002010000032C00000264F3EAC35C.png" manifest:media-type="image/png"/>
  <manifest:file-entry manifest:full-path="Pictures/100002010000032C00000264DC543753.png" manifest:media-type="image/png"/>
  <manifest:file-entry manifest:full-path="Pictures/100002010000032C00000264B99E19B6.png" manifest:media-type="image/png"/>
  <manifest:file-entry manifest:full-path="Pictures/100002010000032C000002645E31F5A2.png" manifest:media-type="image/png"/>
  <manifest:file-entry manifest:full-path="Pictures/100002010000032C000002640F47026A.png" manifest:media-type="image/png"/>
  <manifest:file-entry manifest:full-path="Pictures/100002010000032C000002641B3D37E8.png" manifest:media-type="image/png"/>
  <manifest:file-entry manifest:full-path="Pictures/100002010000032C000002641DBC584C.png" manifest:media-type="image/png"/>
  <manifest:file-entry manifest:full-path="Pictures/100002010000032C000002646212EE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209in" svg:y="0.1311in" svg:width="2in" svg:height="2in" draw:z-index="0"><draw:image xlink:href="Pictures/100002010000032C000002646212EE11.png" xlink:type="simple" xlink:show="embed" xlink:actuate="onLoad"/></draw:frame><draw:frame draw:style-name="fr1" draw:name="Image2" text:anchor-type="paragraph" svg:x="2.0953in" svg:y="0.1146in" svg:width="2in" svg:height="2in" draw:z-index="1"><draw:image xlink:href="Pictures/100002010000032C000002645E31F5A2.png" xlink:type="simple" xlink:show="embed" xlink:actuate="onLoad"/></draw:frame><draw:frame draw:style-name="fr1" draw:name="Image3" text:anchor-type="paragraph" svg:x="4.2756in" svg:y="0.1201in" svg:width="2in" svg:height="2in" draw:z-index="2"><draw:image xlink:href="Pictures/100002010000032C000002641DBC584C.png" xlink:type="simple" xlink:show="embed" xlink:actuate="onLoad"/></draw:frame><draw:frame draw:style-name="fr1" draw:name="Image4" text:anchor-type="paragraph" svg:x="-0.1256in" svg:y="2.2898in" svg:width="2in" svg:height="2in" draw:z-index="3"><draw:image xlink:href="Pictures/100002010000032C00000264B99E19B6.png" xlink:type="simple" xlink:show="embed" xlink:actuate="onLoad"/></draw:frame><draw:frame draw:style-name="fr1" draw:name="Image5" text:anchor-type="paragraph" svg:x="2.1063in" svg:y="2.3252in" svg:width="2in" svg:height="2in" draw:z-index="4"><draw:image xlink:href="Pictures/100002010000032C00000264DC543753.png" xlink:type="simple" xlink:show="embed" xlink:actuate="onLoad"/></draw:frame><draw:frame draw:style-name="fr1" draw:name="Image6" text:anchor-type="paragraph" svg:x="4.2929in" svg:y="2.3165in" svg:width="2in" svg:height="2in" draw:z-index="5"><draw:image xlink:href="Pictures/100002010000032C00000264F3EAC35C.png" xlink:type="simple" xlink:show="embed" xlink:actuate="onLoad"/></draw:frame><draw:frame draw:style-name="fr1" draw:name="Image7" text:anchor-type="paragraph" svg:x="-0.1154in" svg:y="4.348in" svg:width="2in" svg:height="2in" draw:z-index="6"><draw:image xlink:href="Pictures/100002010000032C000002641B3D37E8.png" xlink:type="simple" xlink:show="embed" xlink:actuate="onLoad"/></draw:frame><draw:frame draw:style-name="fr1" draw:name="Image8" text:anchor-type="paragraph" svg:x="2.1063in" svg:y="4.3244in" svg:width="2in" svg:height="2in" draw:z-index="7"><draw:image xlink:href="Pictures/100002010000032C00000264ECACB532.png" xlink:type="simple" xlink:show="embed" xlink:actuate="onLoad"/></draw:frame><draw:frame draw:style-name="fr1" draw:name="Image9" text:anchor-type="paragraph" svg:x="4.2929in" svg:y="4.3161in" svg:width="2in" svg:height="2in" draw:z-index="8"><draw:image xlink:href="Pictures/100002010000032C000002640F47026A.png" xlink:type="simple" xlink:show="embed" xlink:actuate="onLoad"/></draw:frame><draw:frame draw:style-name="fr1" draw:name="Image10" text:anchor-type="paragraph" svg:x="-0.0972in" svg:y="6.461in" svg:width="2in" svg:height="2in" draw:z-index="9"><draw:image xlink:href="Pictures/100002010000032C00000264CAB251A6.png" xlink:type="simple" xlink:show="embed" xlink:actuate="onLoad"/></draw:frame><draw:frame draw:style-name="fr1" draw:name="Image11" text:anchor-type="paragraph" svg:x="2.1402in" svg:y="6.452in" svg:width="2in" svg:height="2in" draw:z-index="10"><draw:image xlink:href="Pictures/100002010000032C00000264A3D06D1D.png" xlink:type="simple" xlink:show="embed" xlink:actuate="onLoad"/></draw:frame><draw:frame draw:style-name="fr1" draw:name="Image12" text:anchor-type="paragraph" svg:x="4.2937in" svg:y="6.4654in" svg:width="2in" svg:height="2in" draw:z-index="11"><draw:image xlink:href="Pictures/100002010000032C00000264EBEEEF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7:07:24.888666923</meta:creation-date>
    <meta:generator>LibreOffice/4.2.6.3$Linux_X86_64 LibreOffice_project/420m0$Build-3</meta:generator>
    <dc:date>2014-10-29T17:18:42.009351771</dc:date>
    <meta:editing-duration>PT5M2S</meta:editing-duration>
    <meta:editing-cycles>9</meta:editing-cycles>
    <meta:document-statistic meta:table-count="0" meta:image-count="12" meta:object-count="0" meta:page-count="1" meta:paragraph-count="0" meta:word-count="0" meta:character-count="0" meta:non-whitespace-character-count="0"/>
  </office:meta>
</office:document-meta>
</file>